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595" officeooo:paragraph-rsid="000b1595"/>
    </style:style>
    <style:style style:name="P2" style:family="paragraph" style:parent-style-name="Standard">
      <style:text-properties officeooo:rsid="000d68cf" officeooo:paragraph-rsid="000d68cf"/>
    </style:style>
    <style:style style:name="P3" style:family="paragraph" style:parent-style-name="Standard">
      <style:text-properties officeooo:rsid="000dbd53" officeooo:paragraph-rsid="000dbd53"/>
    </style:style>
    <style:style style:name="P4" style:family="paragraph" style:parent-style-name="Standard">
      <style:text-properties officeooo:rsid="000dbd53" officeooo:paragraph-rsid="00149c0d"/>
    </style:style>
    <style:style style:name="P5" style:family="paragraph" style:parent-style-name="Standard">
      <style:text-properties officeooo:rsid="000f99d7" officeooo:paragraph-rsid="000f99d7"/>
    </style:style>
    <style:style style:name="P6" style:family="paragraph" style:parent-style-name="Standard">
      <style:text-properties officeooo:rsid="00149c0d" officeooo:paragraph-rsid="00149c0d"/>
    </style:style>
    <style:style style:name="P7" style:family="paragraph" style:parent-style-name="Standard">
      <style:text-properties officeooo:rsid="0028cbab" officeooo:paragraph-rsid="0028cbab"/>
    </style:style>
    <style:style style:name="P8" style:family="paragraph" style:parent-style-name="Standard">
      <style:text-properties officeooo:rsid="002c59fd" officeooo:paragraph-rsid="002c59fd"/>
    </style:style>
    <style:style style:name="P9" style:family="paragraph" style:parent-style-name="Standard">
      <style:text-properties officeooo:rsid="002e0710" officeooo:paragraph-rsid="002e0710"/>
    </style:style>
    <style:style style:name="P10" style:family="paragraph" style:parent-style-name="Standard">
      <style:text-properties officeooo:rsid="00304c7b" officeooo:paragraph-rsid="00304c7b"/>
    </style:style>
    <style:style style:name="T1" style:family="text">
      <style:text-properties officeooo:rsid="000cedb3"/>
    </style:style>
    <style:style style:name="T2" style:family="text">
      <style:text-properties officeooo:rsid="000f99d7"/>
    </style:style>
    <style:style style:name="T3" style:family="text">
      <style:text-properties officeooo:rsid="001128ee"/>
    </style:style>
    <style:style style:name="T4" style:family="text">
      <style:text-properties officeooo:rsid="0012d184"/>
    </style:style>
    <style:style style:name="T5" style:family="text">
      <style:text-properties officeooo:rsid="00149c0d"/>
    </style:style>
    <style:style style:name="T6" style:family="text">
      <style:text-properties officeooo:rsid="0018d087"/>
    </style:style>
    <style:style style:name="T7" style:family="text">
      <style:text-properties officeooo:rsid="001a3b1d"/>
    </style:style>
    <style:style style:name="T8" style:family="text">
      <style:text-properties style:text-position="super 58%" officeooo:rsid="001a3b1d"/>
    </style:style>
    <style:style style:name="T9" style:family="text">
      <style:text-properties style:text-position="super 58%" officeooo:rsid="002b7f1a"/>
    </style:style>
    <style:style style:name="T10" style:family="text">
      <style:text-properties officeooo:rsid="002aadaf"/>
    </style:style>
    <style:style style:name="T11" style:family="text">
      <style:text-properties officeooo:rsid="002b7f1a"/>
    </style:style>
    <style:style style:name="T12" style:family="text">
      <style:text-properties officeooo:rsid="00383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3 packages(features, steps, runner) under src/test/java</text:p>
      <text:p text:style-name="P1"/>
      <text:p text:style-name="P1">create login.feature file under features package</text:p>
      <text:p text:style-name="P1"/>
      <text:p text:style-name="P1">create scenario for login with possitive data<text:span text:style-name="T1">( hours 1:38:33 <text:s/></text:span><text:span text:style-name="T7">2</text:span><text:span text:style-name="T8">nd</text:span><text:span text:style-name="T7"> <text:s/>2:21:58 </text:span><text:span text:style-name="T11">3</text:span><text:span text:style-name="T9">rd</text:span><text:span text:style-name="T11"> 2:58:07</text:span><text:span text:style-name="T1">)</text:span></text:p>
      <text:p text:style-name="P2">how to parmaterize</text:p>
      <text:p text:style-name="P2">enclose data within single codes (‘’)</text:p>
      <text:p text:style-name="P4">rel<text:span text:style-name="T2">p</text:span>ace the data in cucumber annotation <text:s/>as{string--<text:span text:style-name="T3">&gt;this datatype is based on our input values i t may vary }</text:span> within curly braces.</text:p>
      <text:p text:style-name="P6">[*<text:line-break/>for int and float we no need to add single codes*]</text:p>
      <text:p text:style-name="P5">create argument for method to get input <text:span text:style-name="T4">method name(datatype argument name)</text:span></text:p>
      <text:p text:style-name="P5">replace the hardcoded value with the arguments.</text:p>
      <text:p text:style-name="P5"/>
      <text:p text:style-name="P5"/>
      <text:p text:style-name="P5"/>
      <text:p text:style-name="P6">Multiple scenario</text:p>
      <text:p text:style-name="P6"/>
      <text:p text:style-name="P6">for negative scenarion we need to use But instead of Then</text:p>
      <text:p text:style-name="P5"/>
      <text:p text:style-name="P5"/>
      <text:p text:style-name="P3">*<text:span text:style-name="T5">Exceptions </text:span><text:span text:style-name="T6">1</text:span></text:p>
      <text:p text:style-name="P6">DuplicateStepDefinitionException.</text:p>
      <text:p text:style-name="P6"/>
      <text:p text:style-name="P6">For +ve and -ve scenario if we have annotate same step definition it will throw this exception</text:p>
      <text:p text:style-name="P6"/>
      <text:p text:style-name="P6">*<text:span text:style-name="T6">Exception 2 <text:s/>Un DefinedStepException.</text:span></text:p>
      <text:p text:style-name="P6"><text:s/><text:span text:style-name="T6">when we doesn’t add step definition it will this exception</text:span></text:p>
      <text:p text:style-name="P6"/>
      <text:p text:style-name="P7">how to pass multiple datas</text:p>
      <text:p text:style-name="P7"/>
      <text:p text:style-name="P7">Scenaerio outline keyword should be used==&gt;multiple data keywords </text:p>
      <text:p text:style-name="P7"/>
      <text:p text:style-name="P7">Scenaerio outline <text:s/>instead of this u can <text:s/>use Examples:</text:p>
      <text:p text:style-name="P6"/>
      <text:p text:style-name="P7">structure to add multiple data’s</text:p>
      <text:p text:style-name="P7">| col name| depends on we can extends this column</text:p>
      <text:p text:style-name="P7">|’datas’|if we are passing string data we can use ‘’ single quote </text:p>
      <text:p text:style-name="P6"/>
      <text:p text:style-name="P7">To match the Examples to scenario</text:p>
      <text:p text:style-name="P7"><text:s/>where we want to pass the data we should use <text:s/><text:span text:style-name="T10">this structure &lt;column name&gt;</text:span></text:p>
      <text:p text:style-name="P7"/>
      <text:p text:style-name="P7"/>
      <text:p text:style-name="P8">BackgroundKeyword==&gt; <text:s/>use to have comon preconditon</text:p>
      <text:p text:style-name="P8"/>
      <text:p text:style-name="P9">Limitation of background:</text:p>
      <text:p text:style-name="P9"/>
      <text:p text:style-name="P9"/>
      <text:p text:style-name="P9">background is not applicable for all scenario acrosss multiple feature file.</text:p>
      <text:p text:style-name="P10"/>
      <text:p text:style-name="P10">There no keyword to execute common post condition.=====&gt; to overcome background limitations we can use <text:span text:style-name="T12">hooks</text:span> and tags.</text:p>
      <text:p text:style-name="P10"><text:soft-page-break/></text:p>
      <text:p text:style-name="P10">If we want to run two features we need to put path inside the flower brackets</text:p>
      <text:p text:style-name="P10"/>
      <text:p text:style-name="P10">* if we run both feature file based ASCII value it will run</text:p>
      <text:p text:style-name="P10"/>
      <text:p text:style-name="P10"/>
      <text:p text:style-name="P10"><text:s text:c="20"/>instead of mention full path of the feature file iniside the flower bracet </text:p>
      <text:p text:style-name="P10">we can mention it as “src/test/java/package name”</text:p>
      <text:p text:style-name="P10"/>
      <text:p text:style-name="P10"/>
      <text:p text:style-name="P10"/>
      <text:p text:style-name="P10"/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2:37:45.055270603</meta:creation-date>
    <dc:date>2022-08-12T18:17:48.287490056</dc:date>
    <meta:editing-duration>PT14H8M5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91" meta:character-count="1821" meta:non-whitespace-character-count="1530"/>
  </office:meta>
</office:document-meta>
</file>